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94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cm" svg:stroke-color="#00ae00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text-properties fo:font-family="'Bitstream Vera Sans Mono'" style:font-family-generic="swiss" style:font-pitch="fixed" fo:font-size="220pt" style:font-size-asian="220pt" style:font-size-complex="220pt"/>
    </style:style>
    <style:style style:name="P2" style:family="paragraph">
      <style:paragraph-properties fo:text-align="center"/>
    </style:style>
    <style:style style:name="P3" style:family="paragraph">
      <style:text-properties fo:font-size="90pt" style:font-size-asian="90pt" style:font-size-complex="90pt"/>
    </style:style>
    <style:style style:name="T1" style:family="text">
      <style:text-properties fo:color="#ff0000" fo:font-family="'Bitstream Vera Sans Mono'" style:font-family-generic="swiss" style:font-pitch="fixed"/>
    </style:style>
    <style:style style:name="T2" style:family="text">
      <style:text-properties fo:font-family="'Bitstream Vera Sans Mono'" style:font-family-generic="swiss" style:font-pitch="fixed"/>
    </style:style>
    <style:style style:name="T3" style:family="text">
      <style:text-properties fo:color="#00ff00" fo:font-family="'Bitstream Vera Sans Mono'" style:font-family-generic="swiss" style:font-pitch="fixed"/>
    </style:style>
    <style:style style:name="T4" style:family="text">
      <style:text-properties fo:color="#0000ff" fo:font-family="'Bitstream Vera Sans Mono'" style:font-family-generic="swiss" style:font-pitch="fixed"/>
    </style:style>
    <style:style style:name="T5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6.683cm" svg:height="9.281cm" svg:x="1.859cm" svg:y="5.86cm">
          <draw:text-box>
            <text:p text:style-name="P1"><text:span text:style-name="T1">λ</text:span><text:span text:style-name="T2"> </text:span><text:span text:style-name="T3">&amp;</text:span><text:span text:style-name="T2"> </text:span><text:span text:style-name="T4">@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custom-shape draw:style-name="gr3" draw:text-style-name="P2" draw:layer="layout" svg:width="2cm" svg:height="2cm" svg:x="4.7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87cm" svg:height="4.184cm" svg:x="3cm" svg:y="0.204cm">
          <draw:text-box>
            <text:p text:style-name="P3"><text:span text:style-name="T5">[</text:span></text:p>
          </draw:text-box>
        </draw:frame>
        <draw:custom-shape draw:style-name="gr3" draw:text-style-name="P2" draw:layer="layout" svg:width="2cm" svg:height="2cm" svg:x="7.9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1.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.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7.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5.9cm" draw:transform="rotate (1.5707963267946) translate (4.6cm 5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2.5cm" svg:height="2cm" svg:x="6cm" svg:y="5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cm" svg:height="7.7cm" draw:transform="rotate (1.5707963267946) translate (6cm 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2.2cm" svg:height="2.2cm" svg:x="8.6cm" svg:y="9.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6" draw:text-style-name="P2" draw:layer="layout" svg:x1="10.5cm" svg:y1="1cm" svg:x2="10.5cm" svg:y2="4cm">
          <text:p/>
        </draw:line>
        <draw:line draw:style-name="gr6" draw:text-style-name="P2" draw:layer="layout" svg:x1="13.7cm" svg:y1="1cm" svg:x2="13.7cm" svg:y2="7.5cm">
          <text:p/>
        </draw:line>
        <draw:custom-shape draw:style-name="gr3" draw:text-style-name="P2" draw:layer="layout" svg:width="2.4cm" svg:height="2cm" svg:x="11.8cm" svg:y="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2" draw:layer="layout" svg:x1="16.9cm" svg:y1="1cm" svg:x2="16.9cm" svg:y2="12cm">
          <text:p/>
        </draw:line>
        <draw:custom-shape draw:style-name="gr5" draw:text-style-name="P2" draw:layer="layout" svg:width="1cm" svg:height="7.7cm" draw:transform="rotate (1.5707963267946) translate (9.1cm 13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2" draw:layer="layout" svg:x1="20.1cm" svg:y1="1cm" svg:x2="20.1cm" svg:y2="16cm">
          <text:p/>
        </draw:line>
        <draw:frame draw:style-name="gr4" draw:text-style-name="P3" draw:layer="layout" svg:width="1.387cm" svg:height="4.184cm" svg:x="20.401cm" svg:y="0.204cm">
          <draw:text-box>
            <text:p text:style-name="P3"><text:span text:style-name="T5">]</text:span></text:p>
          </draw:text-box>
        </draw:frame>
        <draw:custom-shape draw:style-name="gr5" draw:text-style-name="P2" draw:layer="layout" svg:width="1cm" svg:height="7.7cm" draw:transform="rotate (1.5707963267946) translate (12.4cm 17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2.1cm" svg:height="2.1cm" svg:x="15.2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1T11:35:58</meta:creation-date>
    <meta:editing-duration>PT00H12M08S</meta:editing-duration>
    <meta:editing-cycles>4</meta:editing-cycles>
    <dc:date>2009-09-11T14:10:52</dc:date>
    <meta:generator>OpenOffice.org/3.0$Linux OpenOffice.org_project/300m15$Build-9379</meta:generator>
    <meta:document-statistic meta:object-count="45"/>
    <meta:user-defined meta:name="Informações 1"/>
    <meta:user-defined meta:name="Informações 2"/>
    <meta:user-defined meta:name="Informações 3"/>
    <meta:user-defined meta:name="Informações 4"/>
  </office:meta>
</office:document-meta>
</file>